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Garamond" svg:font-family="Garamond" style:font-family-generic="roman"/>
    <style:font-face style:name="Times New Roman" svg:font-family="'Times New Roman'" style:font-family-generic="roman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2" svg:font-family="'Trebuchet MS'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erietittel" style:master-page-name="Standard">
      <style:paragraph-properties style:page-number="auto"/>
    </style:style>
    <style:style style:name="P2" style:family="paragraph" style:parent-style-name="publikasjonsliste">
      <style:text-properties officeooo:paragraph-rsid="002211c9"/>
    </style:style>
    <style:style style:name="T1" style:family="text">
      <style:text-properties fo:color="#000000" fo:language="nb" fo:country="NO" style:font-weight-complex="bold"/>
    </style:style>
    <style:style style:name="T2" style:family="text">
      <style:text-properties fo:language="nb" fo:country="NO"/>
    </style:style>
    <style:style style:name="T3" style:family="text">
      <style:text-properties fo:language="nb" fo:country="NO" fo:font-style="italic" style:font-style-asian="italic" style:font-style-complex="italic"/>
    </style:style>
    <style:style style:name="T4" style:family="text">
      <style:text-properties fo:language="nb" fo:country="NO" style:font-name-asian="Calibri1"/>
    </style:style>
    <style:style style:name="T5" style:family="text">
      <style:text-properties fo:language="nb" fo:country="NO" style:language-asian="en" style:country-asian="US" style:language-complex="en" style:country-complex="US"/>
    </style:style>
    <style:style style:name="T6" style:family="text">
      <style:text-properties fo:language="nb" fo:country="NO" officeooo:rsid="002211c9"/>
    </style:style>
    <style:style style:name="T7" style:family="text">
      <style:text-properties fo:language="nb" fo:country="NO" officeooo:rsid="00221c7c"/>
    </style:style>
    <style:style style:name="T8" style:family="text">
      <style:text-properties fo:language="nb" fo:country="NO" officeooo:rsid="00240938"/>
    </style:style>
    <style:style style:name="T9" style:family="text">
      <style:text-properties fo:language="nb" fo:country="NO" officeooo:rsid="00260c15"/>
    </style:style>
    <style:style style:name="T10" style:family="text">
      <style:text-properties fo:language="nb" fo:country="NO" officeooo:rsid="0026f64c"/>
    </style:style>
    <style:style style:name="T11" style:family="text">
      <style:text-properties fo:language="nb" fo:country="NO" officeooo:rsid="002898ce"/>
    </style:style>
    <style:style style:name="T12" style:family="text">
      <style:text-properties fo:language="nb" fo:country="NO" officeooo:rsid="002a0e7b"/>
    </style:style>
    <style:style style:name="T13" style:family="text">
      <style:text-properties fo:language="nb" fo:country="NO" officeooo:rsid="002bf0bf"/>
    </style:style>
    <style:style style:name="T14" style:family="text">
      <style:text-properties fo:language="nb" fo:country="NO" officeooo:rsid="002c4e42"/>
    </style:style>
    <style:style style:name="T15" style:family="text">
      <style:text-properties fo:language="nb" fo:country="NO" officeooo:rsid="002cb55f"/>
    </style:style>
    <style:style style:name="T16" style:family="text">
      <style:text-properties fo:language="nb" fo:country="NO" officeooo:rsid="002d660c"/>
    </style:style>
    <style:style style:name="T17" style:family="text">
      <style:text-properties fo:language="nb" fo:country="NO" officeooo:rsid="002e2549"/>
    </style:style>
    <style:style style:name="T18" style:family="text">
      <style:text-properties fo:language="nb" fo:country="NO" officeooo:rsid="002f00b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0000ff" style:font-name="Calibri" fo:language="nb" fo:country="NO" style:text-underline-style="solid" style:text-underline-width="auto" style:text-underline-color="font-color" style:font-name-asian="Calibri1" style:language-asian="en" style:country-asian="US" style:font-name-complex="F"/>
    </style:style>
    <style:style style:name="T21" style:family="text">
      <style:text-properties fo:language="nn" fo:country="NO"/>
    </style:style>
    <style:style style:name="T22" style:family="text">
      <style:text-properties fo:language="en" fo:country="GB"/>
    </style:style>
    <style:style style:name="T23" style:family="text">
      <style:text-properties fo:language="en" fo:country="GB" fo:font-style="italic" style:font-style-asian="italic" style:font-style-complex="italic"/>
    </style:style>
    <style:style style:name="T24" style:family="text">
      <style:text-properties officeooo:rsid="00242e24"/>
    </style:style>
    <style:style style:name="T25" style:family="text">
      <style:text-properties officeooo:rsid="0025251c"/>
    </style:style>
    <style:style style:name="T26" style:family="text">
      <style:text-properties officeooo:rsid="0025b2d8"/>
    </style:style>
    <style:style style:name="T27" style:family="text">
      <style:text-properties officeooo:rsid="00260c15"/>
    </style:style>
    <style:style style:name="T28" style:family="text">
      <style:text-properties style:font-name="Trebuchet MS1"/>
    </style:style>
    <style:style style:name="T29" style:family="text">
      <style:text-properties style:font-name="Trebuchet MS1" fo:language="nb" fo:country="NO"/>
    </style:style>
    <style:style style:name="T30" style:family="text">
      <style:text-properties style:font-name="Trebuchet MS1" fo:language="nb" fo:country="NO" fo:font-style="italic" style:font-style-asian="italic" style:font-style-complex="italic"/>
    </style:style>
    <style:style style:name="T31" style:family="text">
      <style:text-properties style:font-name="Trebuchet MS1" style:language-asian="nb" style:country-asian="NO"/>
    </style:style>
    <style:style style:name="T32" style:family="text">
      <style:text-properties officeooo:rsid="0026f64c"/>
    </style:style>
    <style:style style:name="T33" style:family="text">
      <style:text-properties officeooo:rsid="002898ce"/>
    </style:style>
    <style:style style:name="T34" style:family="text">
      <style:text-properties officeooo:rsid="00308cfd"/>
    </style:style>
    <style:style style:name="T35" style:family="text">
      <style:text-properties officeooo:rsid="0032c49b"/>
    </style:style>
    <style:style style:name="T36" style:family="text">
      <style:text-properties officeooo:rsid="00338a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FI-notat - </text:span><text:span text:style-name="Strong"><text:span text:style-name="T2">ISSN 0801-7816</text:span></text:span></text:p>
      <text:p text:style-name="publikasjonsliste"><text:span text:style-name="T2">Halrynjo, Sigtona (2011): </text:span><text:span text:style-name="T3">På vei ut? Hva kjennetegner arbeidstakere som tror de er på vei ut av arbeidslivet?</text:span><text:span text:style-name="T2"> Oslo: Arbeidsforskningsinstituttet. AFI-notat 2011:1. http://www.hioa.no/Om-HiOA/Senter-for-velferds-og-arbeidslivsforskning/AFI/Publikasjoner-AFI/Paa-vei-ut</text:span></text:p>
      <text:p text:style-name="publikasjonsliste"><text:span text:style-name="T2">Gjerberg, Elisabet &amp; Nina Amble (2011): </text:span><text:span text:style-name="T3">Refleksjon, handling og mestring. Et forsknings- og utviklingsprosjekt 2005-2011.</text:span><text:span text:style-name="T2"> Oslo: Arbeidsforskningsinstituttet. AFI-notat 2011:2. http://www.hioa.no/Om-HiOA/Senter-for-velferds-og-arbeidslivsforskning/AFI/Publikasjoner-AFI/Refleksjon-handling-og-mestring</text:span></text:p>
      <text:p text:style-name="publikasjonsliste"><text:span text:style-name="T2">Skarpaas, Ingebjørg &amp; Reidun Norvoll (2011): </text:span><text:span text:style-name="T3">Kvalitet i skjermet sektor. Om kvalitetsvurdering og kvalitetsstyring i tiltak for personer med nedsatt arbeidsevne.</text:span><text:span text:style-name="T2"> Oslo: Arbeidsforskningsinstituttet. AFI-notat 2011:3. http://www.hioa.no/Om-HiOA/Senter-for-velferds-og-arbeidslivsforskning/AFI/Publikasjoner-AFI/Kvalitet-i-skjermet-sektor</text:span></text:p>
      <text:p text:style-name="publikasjonsliste"><text:span text:style-name="T2">Egeland, Cathrine &amp; Cecile Basberg Neumann (2011): </text:span><text:span text:style-name="T3">Regionale sentre for likestilling og mangfold. Evalueringsrapport.</text:span><text:span text:style-name="T2"> Oslo: Arbeidsforskningsinstituttet. AFI-notat 2011:4. http://www.hioa.no/Om-HiOA/Senter-for-velferds-og-arbeidslivsforskning/AFI/Publikasjoner-AFI/Regionale-sentre-for-likestilling-og-mangfold</text:span></text:p>
      <text:p text:style-name="publikasjonsliste"><text:span text:style-name="T2">Andreassen, Tone Alm, Sveinung Legard &amp; Amund Lie (2011): </text:span><text:span text:style-name="T3">Forvaltningsenheter i NAV. Etableringsprosess og konsekvenser for oppgaveløsningen. Dokumentasjonsrapport.</text:span><text:span text:style-name="T2"> Oslo: Arbeidsforskningsinstituttet. AFI-notat 2011:5. </text:span>http://www.hioa.no/Om-HiOA/Senter-for-velferds-og-arbeidslivsforskning/AFI/Publikasjoner-AFI/Forvaltningsenheter-i-NAV</text:p>
      <text:p text:style-name="publikasjonsliste"><text:span text:style-name="T2">Gamperiene, Migle &amp; Asbjørn Grimsmo (2011): </text:span><text:span text:style-name="T3">Sårbare svaner? Arbeidsmiljøundersøkelsen blant ballettdanserne i Den Norske Opera og Ballett/Nasjonalballetten.</text:span><text:span text:style-name="T2"> Oslo: Arbeidsforskningsinstituttet. AFI-notat 2011:6. http://www.hioa.no/Om-HiOA/Senter-for-velferds-og-arbeidslivsforskning/AFI/Publikasjoner-AFI/Saarbare-svaner</text:span></text:p>
      <text:p text:style-name="publikasjonsliste"><text:span text:style-name="T2">Legard, Sveinung, Asbjørn Grimsmo &amp; Tone Alm Andreassen (2011): </text:span><text:span text:style-name="T3">Lønns- og arbeidsvilkår for kommunalt ansatte i NAV-kontor.</text:span><text:span text:style-name="T2"> Oslo: Arbeidsforskningsinstituttet. AFI-notat 2011:7. http://www.hioa.no/Om-HiOA/Senter-for-velferds-og-arbeidslivsforskning/AFI/Publikasjoner-AFI/Loenns-og-arbeidsvilkaar-for-kommunalt-ansatte-i-NAV-kontor</text:span></text:p>
      <text:p text:style-name="publikasjonsliste"><text:soft-page-break/><text:span text:style-name="T5">Pettersen, Karen-Sofie &amp; Reidun Norvoll (2011): </text:span><text:span text:style-name="T3">SAK i Innlandet. En utredning av fagmiljøene ved Innlandshøgskolenes helse- og sosialavdelinger med fokus på muligheter for faglig synergi.</text:span><text:span text:style-name="T2"> Oslo: Arbeidsforskningsinstituttet. AFI-notat 2011:8. http://www.hioa.no/Om-HiOA/Senter-for-velferds-og-arbeidslivsforskning/AFI/Publikasjoner-AFI/SAK-i-Innlandet</text:span></text:p>
      <text:p text:style-name="publikasjonsliste"><text:span text:style-name="T2">Norvoll, Reidun &amp; Tonje Lossius Husum (2011): </text:span><text:span text:style-name="T3">Som natt og dag? Om forskjeller i forståelse mellom misfornøyde brukere og ansatte om bruk av tvang.</text:span><text:span text:style-name="T2"> Oslo: Arbeidsforskningsinstituttet. AFI-notat 2011:9. http://www.hioa.no/Om-HiOA/Senter-for-velferds-og-arbeidslivsforskning/AFI/Publikasjoner-AFI/Som-natt-og-dag</text:span></text:p>
      <text:p text:style-name="publikasjonsliste"><text:span text:style-name="T2">Norvoll, Reidun (2011): </text:span><text:span text:style-name="T3">Jeg vil ikke stå utenfor. Arbeid og utdanning sett med brukernes øyne.</text:span><text:span text:style-name="T2"> Oslo: Arbeidsforskningsinstituttet. AFI-notat 2011:10. http://www.hioa.no/Om-HiOA/Senter-for-velferds-og-arbeidslivsforskning/AFI/Publikasjoner-AFI/Jeg-vil-ikke-staa-utenfor</text:span></text:p>
      <text:p text:style-name="publikasjonsliste"><text:span text:style-name="T2">Neumann, Cecilie Basberg (2010): </text:span><text:span text:style-name="T3">LINK. Evaluering av et hjemmebasert hjelpetiltak.</text:span><text:span text:style-name="T2"> Oslo: Arbeidsforskningsinstituttet. AFI-notat 2010:1. http://www.hioa.no/Om-HiOA/Senter-for-velferds-og-arbeidslivsforskning/AFI/Publikasjoner-AFI/LINK</text:span></text:p>
      <text:p text:style-name="publikasjonsliste"><text:span text:style-name="T2">Rusnes, Ingrid (2010): </text:span><text:span text:style-name="T3">Arbeidsrettede tiltak for unge med funksjonsnedsettelser - en kunnskapsoversikt.</text:span><text:span text:style-name="T2"> Oslo: Arbeidsforskningsinstituttet. AFI-notat 2010:2. http://www.hioa.no/Om-HiOA/Senter-for-velferds-og-arbeidslivsforskning/AFI/Publikasjoner-AFI/Arbeidsrettede-tiltak-for-unge-med-funksjonsnedsettelser</text:span></text:p>
      <text:p text:style-name="publikasjonsliste"><text:span text:style-name="T2">Hilsen, Anne Inga &amp; Anlaug Botnen (2010): </text:span><text:span text:style-name="T3">”Vi må ikke glemme at vi er høye, mørke og sterke…” Seniorprosjekt Sykehuset Telemark 2007-2009.</text:span><text:span text:style-name="T2"> Oslo: Arbeidsforskningsinstituttet. AFI-notat 2010:3. http://www.hioa.no/Om-HiOA/Senter-for-velferds-og-arbeidslivsforskning/AFI/Publikasjoner-AFI/Vi-maa-ikke-glemme-at-vi-er-hoeye-moerke-og-sterke2</text:span></text:p>
      <text:p text:style-name="P2"><text:span text:style-name="T2">Reichborn-Kjennerud, Kristin, Migle Gamperiene </text:span><text:span text:style-name="T6">&amp;</text:span><text:span text:style-name="T2"> Anne Inga Hilsen (2010): </text:span><text:span text:style-name="T3">Ekstra fridager til seniorer. Hvordan brukes de, hva betyr de og bidrar de til å holde seniorene i jobb?</text:span><text:span text:style-name="T2"> Oslo: Arbeidsforskningsinstituttet. AFI-notat 2010:4. http://www.hioa.no/Om-HiOA/Senter-for-velferds-og-arbeidslivsforskning/AFI/Publikasjoner-AFI/Ekstra-fridager-til-seniorer</text:span></text:p>
      <text:p text:style-name="publikasjonsliste"><text:span text:style-name="T2">Schafft, Angelika (2010): </text:span><text:span text:style-name="T3">Evaluering av prosjektet ”Yrkesmessig rehabilitering av somaliere i khatbruker-miljøer".</text:span><text:span text:style-name="T2"> Oslo: Arbeidsforskningsinstituttet. AFI-notat 2010:5. http://www.hioa.no/Om-HiOA/Senter-for-velferds-og-arbeidslivsforskning/AFI/Publikasjoner-AFI/Evaluering-av-prosjektet-Yrkesmessig-rehabilitering-av-somaliere-i-khatbruker-miljoeer</text:span></text:p>
      <text:p text:style-name="publikasjonsliste"><text:soft-page-break/><text:span text:style-name="T2">Schafft, Angelika &amp; Øystein Spjelkavik (2010): </text:span><text:span text:style-name="T3">Arbeidsgiverlos. Evaluering av pilotprosjekt – underveisrapport.</text:span><text:span text:style-name="T2"> Oslo: Arbeidsforskningsinstituttet. AFI-notat 2010:6. http://www.hioa.no/Om-HiOA/Senter-for-velferds-og-arbeidslivsforskning/AFI/Publikasjoner-AFI/Arbeidsgiverlos-Underveisrapport</text:span></text:p>
      <text:p text:style-name="publikasjonsliste"><text:span text:style-name="T2">Holte, Hilde H. &amp; Anne Inga Hilsen (2010): </text:span><text:span text:style-name="T3">Kvinners holdninger til tidligpensjonering.</text:span><text:span text:style-name="T2"> Oslo: Arbeidsforskningsinstituttet. AFI-notat 2010:7. http://www.hioa.no/Om-HiOA/Senter-for-velferds-og-arbeidslivsforskning/AFI/Publikasjoner-AFI/Kvinners-holdninger-til-tidligpensjonering</text:span></text:p>
      <text:p text:style-name="publikasjonsliste"><text:span text:style-name="T2">Gamperiene, Migle, Anne Inga Hilsen &amp; Ingebjørg Skarpaas (2010): </text:span><text:span text:style-name="T3">Hvis bare helsa holder... En kartleggingsstudie av kvinners helse, arbeidsevne og holdninger til pensjonering.</text:span><text:span text:style-name="T2"> Oslo: Arbeidsforskningsinstituttet. AFI-notat 2010:8. http://www.hioa.no/Om-HiOA/Senter-for-velferds-og-arbeidslivsforskning/AFI/Publikasjoner-AFI/Hvis-bare-helsa-holder</text:span></text:p>
      <text:p text:style-name="publikasjonsliste"><text:span text:style-name="T2">Skarpaas, Ingebjørg (2010): </text:span><text:span text:style-name="T3">Helse- og arbeidsaksen i et komparativt perspektiv. Institusjonelle og organisatoriske modeller for å bygge ned grenser mellom helsesektoren og trygde-/arbeidsmarkedsetater i Finland.</text:span><text:span text:style-name="T2"> Oslo: Arbeidsforskningsinstituttet. AFI-notat 2010:9. http://www.hioa.no/Om-HiOA/Senter-for-velferds-og-arbeidslivsforskning/AFI/Publikasjoner-AFI/Helse-og-arbeidsaksen-i-et-komparativt-perspektiv</text:span></text:p>
      <text:p text:style-name="publikasjonsliste"><text:span text:style-name="T2">Fossestøl, Knut (2010): </text:span><text:span text:style-name="T3">Omstilling og utvikling av private opptrenings- og rehabiliteringsinstitusjoner.</text:span><text:span text:style-name="T2"> Oslo: Arbeidsforskningsinstituttet. AFI-notat 2010:10. http://www.hioa.no/Om-HiOA/Senter-for-velferds-og-arbeidslivsforskning/AFI/Publikasjoner-AFI/Omstilling-og-utvikling-av-private-opptrenings-og-rehabiliteringsinstitusjoner</text:span></text:p>
      <text:p text:style-name="publikasjonsliste"><text:span text:style-name="T2">Fossestøl, Knut &amp; Heidi Enehaug (2010): </text:span><text:span text:style-name="T3">Konservative praktikere eller avantgardistiske byråkrater. Workshop i Oslo 6. juni 2008 om barnevernets FoU-strategi.</text:span><text:span text:style-name="T2"> Oslo: Arbeidsforskningsinstituttet. AFI-notat 2010:11. http://www.hioa.no/Om-HiOA/Senter-for-velferds-og-arbeidslivsforskning/AFI/Publikasjoner-AFI/Konservative-praktikere-eller-avantgardistiske-byraakrater</text:span></text:p>
      <text:p text:style-name="publikasjonsliste"><text:span text:style-name="T2">Fossestøl, Knut &amp; Tone Alm Andreassen (2010): </text:span><text:span text:style-name="T3">Rehabilitering med arbeid som mål – et organisatorisk perspektiv. Refleksjoner om styringsutfordringer og kunnskapsbehov.</text:span><text:span text:style-name="T2"> Oslo: Arbeidsforskningsinstituttet. AFI-notat 2010:12. http://www.hioa.no/Om-HiOA/Senter-for-velferds-og-arbeidslivsforskning/AFI/Publikasjoner-AFI/Rehabilitering-med-arbeid-som-maal-et-organisatorisk-perspektiv</text:span></text:p>
      <text:p text:style-name="publikasjonsliste"><text:soft-page-break/><text:span text:style-name="T2">Norvoll, Reidun &amp; Knut Fossestøl (2010): </text:span><text:span text:style-name="T3">Funksjonshemmede og arbeid. En kunnskapsstatus.</text:span><text:span text:style-name="T2"> Oslo: Arbeidsforskningsinstituttet. AFI-notat 2010:13. </text:span>http://www.hioa.no/Om-HiOA/Senter-for-velferds-og-arbeidslivsforskning/AFI/Publikasjoner-AFI/Funksjonshemmede-og-arbeid</text:p>
      <text:p text:style-name="publikasjonsliste"><text:span text:style-name="T2">Reichborn-Kjennerud, Kristin (2010): </text:span><text:span text:style-name="T3">Faste grep om helsa i hektiske kontor. En undersøkelse av helsesekretærenes arbeidsforhold ved fastlegekontor.</text:span><text:span text:style-name="T2"> Oslo: Arbeidsforskningsinstituttet. AFI-notat 2010:14. </text:span>http://www.hioa.no/Om-HiOA/Senter-for-velferds-og-arbeidslivsforskning/AFI/Publikasjoner-AFI/Faste-grep-om-helsa-i-hektiske-kontor</text:p>
      <text:p text:style-name="publikasjonsliste"><text:span text:style-name="T2">Pettersen, Karen-Sofie (2010): </text:span><text:span text:style-name="T3">Ledelse og lederutdanning i kommunenes helse og omsorgstjeneste. Resultater fra en kartleggingsstudie.</text:span><text:span text:style-name="T2"> Oslo: Arbeidsforskningsinstituttet. AFI-notat 2010:15. http://www.hioa.no/Om-HiOA/Senter-for-velferds-og-arbeidslivsforskning/AFI/Publikasjoner-AFI/Ledelse-og-lederutdanning-i-kommunenes-helse-og-omsorgstjeneste</text:span></text:p>
      <text:p text:style-name="publikasjonsliste"><text:span text:style-name="T2">Halrynjo, Sigtona &amp; Arild H. Steen (2010): </text:span><text:span text:style-name="T3">Deltid, kompetanse og inkludering – tilstand og muligheter. En analyse blant arbeidstakere i offentlig sektor uten høyere utdanning.</text:span><text:span text:style-name="T2"> Oslo: Arbeidsforskningsinstituttet. AFI-notat 2010:16. http://www.hioa.no/Om-HiOA/Senter-for-velferds-og-arbeidslivsforskning/AFI/Publikasjoner-AFI/Deltid-kompetanse-og-inkludering-tilstand-og-muligheter</text:span></text:p>
      <text:p text:style-name="publikasjonsliste"><text:span text:style-name="T2">Enehaug, Heidi, </text:span><text:span text:style-name="T6">Migle </text:span><text:span text:style-name="T2">Gamperiene &amp; </text:span><text:span text:style-name="T6">Ali </text:span><text:span text:style-name="T2">Osman (2009): </text:span><text:span text:style-name="T3">Entreprenørskap blant innvandrere - evaluering av to etablerersentre.</text:span><text:span text:style-name="T2"> Oslo: Arbeidsforskningsinstituttet. AFI-notat 2009:1. http://www.hioa.no/Om-HiOA/Senter-for-velferds-og-arbeidslivsforskning/AFI/Publikasjoner-AFI/Entreprenoerskap-blant-innvandrere</text:span></text:p>
      <text:p text:style-name="publikasjonsliste"><text:span text:style-name="T2">Andreassen, Tone Alm, </text:span><text:span text:style-name="T6">Kristin </text:span><text:span text:style-name="T2">Reichborn-Kjennerud (2009): </text:span><text:span text:style-name="T3">Utvikling og utfordringer i lokale NAV-kontor.</text:span><text:span text:style-name="T2"> Oslo: Arbeidsforskningsinstituttet. AFI-notat 2009:2. http://www.hioa.no/Om-HiOA/Senter-for-velferds-og-arbeidslivsforskning/AFI/Publikasjoner-AFI/Utvikling-og-utfordringer-i-lokale-NAV-kontor</text:span></text:p>
      <text:p text:style-name="publikasjonsliste"><text:span text:style-name="T2">Wathne, Christin Thea (2009): </text:span><text:span text:style-name="T3">Hva kan vi lære av gode eksempler på sykefraværsarbeid?</text:span><text:span text:style-name="T2"> Oslo: Arbeidsforskningsinstituttet. AFI-notat 2009:3. http://www.hioa.no/Om-HiOA/Senter-for-velferds-og-arbeidslivsforskning/AFI/Publikasjoner-AFI/Hva-kan-vi-laere-av-gode-eksempler-paa-sykefravaersarbeid</text:span></text:p>
      <text:p text:style-name="publikasjonsliste"><text:soft-page-break/><text:span text:style-name="T2">Sørensen, Bjørg Aase &amp; </text:span><text:span text:style-name="T6">Steinar </text:span><text:span text:style-name="T2">Webjørnsen (2009): </text:span><text:span text:style-name="T3">Når egeninnsats er viktig. Inkluderende tiltak i medievirksomhet.</text:span><text:span text:style-name="T2"> Oslo: Arbeidsforskningsinstituttet. AFI-notat 2009:4. http://www.hioa.no/Om-HiOA/Senter-for-velferds-og-arbeidslivsforskning/AFI/Publikasjoner-AFI/Naar-egeninnsats-er-viktig</text:span></text:p>
      <text:p text:style-name="publikasjonsliste"><text:span text:style-name="T2">Sørensen, Bjørg Aase &amp; </text:span><text:span text:style-name="T6">Asbjørn </text:span><text:span text:style-name="T2">Grimsmo (2009): </text:span><text:span text:style-name="T3">HiO – Arbeidsmiljø i utvikling - HiO 2008.</text:span><text:span text:style-name="T2"> Oslo: Arbeidsforskningsinstituttet. AFI-notat 2009:5. http://www.hioa.no/Om-HiOA/Senter-for-velferds-og-arbeidslivsforskning/AFI/Publikasjoner-AFI/HiO-Arbeidsmiljoe-i-utvikling</text:span></text:p>
      <text:p text:style-name="publikasjonsliste"><text:span text:style-name="T2">Reichborn-Kjennerud, Kristin (2009): </text:span><text:span text:style-name="T3">Seniortiltak i Ås kommune. Hva er grunnene til at seniorene står i jobb?</text:span><text:span text:style-name="T2"> Oslo: Arbeidsforskningsinstituttet. AFI-notat 2009:6</text:span><text:span text:style-name="T2">. http://www.hioa.no/Om-HiOA/Senter-for-velferds-og-arbeidslivsforskning/AFI/Publikasjoner-AFI/Seniortiltak-i-AAs-kommune</text:span></text:p>
      <text:p text:style-name="publikasjonsliste"><text:span text:style-name="T2">Schafft, Angelika, </text:span><text:span text:style-name="T6">Øystein </text:span><text:span text:style-name="T2">Spjelkavik &amp; </text:span><text:span text:style-name="T6">Sveinung </text:span><text:span text:style-name="T2">Legard (2009): </text:span><text:span text:style-name="T3">Evaluering av Kvalifiseringsprogrammet  - Underveisrapport.</text:span><text:span text:style-name="T2"> Oslo: Arbeidsforskningsinstituttet. AFI-notat 2009:7. http://www.hioa.no/Om-HiOA/Senter-for-velferds-og-arbeidslivsforskning/AFI/Publikasjoner-AFI/En-ny-mulighet-brukernes-opplevelse-av-Kvalifiseringsprogrammet-i-NAV</text:span></text:p>
      <text:p text:style-name="publikasjonsliste"><text:span text:style-name="T2">Widding, Steinar (2009): </text:span><text:span text:style-name="T3">Arbeidslivet og personer med ervervet døvblindhet.</text:span><text:span text:style-name="T2"> Oslo: Arbeidsforskningsinstituttet. AFI-notat 2009:8. http://www.hioa.no/Om-HiOA/Senter-for-velferds-og-arbeidslivsforskning/AFI/Publikasjoner-AFI/Arbeidslivet-og-personer-med-ervervet-doevblindhet</text:span></text:p>
      <text:p text:style-name="publikasjonsliste"><text:span text:style-name="T2">Reichborn-Kjennerud, Kristin (2009): </text:span><text:span text:style-name="T3">Hensiktsmessig oppgavedeling. En mulighetsstudie i skole-, barnehage- og helsesektoren.</text:span><text:span text:style-name="T2"> Oslo: Arbeidsforskningsinstituttet. AFI-notat 2009:9. http://www.hioa.no/Om-HiOA/Senter-for-velferds-og-arbeidslivsforskning/AFI/Publikasjoner-AFI/Hensiktsmessig-oppgavedeling</text:span></text:p>
      <text:p text:style-name="publikasjonsliste"><text:span text:style-name="T2">Klemsdal, Lars &amp; Toril Brethvas (2009): </text:span><text:span text:style-name="T3">Læringssamtalen fra ord til handling. Om utvikling av læringssamtalen som pedagogisk grep i oppvekstenhetene i Arendal: Utviklingsprosess og –produkt.</text:span><text:span text:style-name="T2"> Oslo: Arbeidsforskningsinstituttet. AFI-notat 2009:10. http://www.hioa.no/Om-HiOA/Senter-for-velferds-og-arbeidslivsforskning/AFI/Publikasjoner-AFI/Laeringssamtalen-fra-ord-til-handling</text:span></text:p>
      <text:p text:style-name="publikasjonsliste"><text:span text:style-name="T2">Reichborn-Kjennerud (2009): </text:span><text:span text:style-name="T3">En ny mulighet – brukernes opplevelse av Kvalifiseringsprogrammet i NAV.</text:span><text:span text:style-name="T2"> Oslo: Arbeidsforskningsinstituttet. AFI-notat 2009:11. http://www.hioa.no/Om-HiOA/Senter-for-velferds-og-arbeidslivsforskning/AFI/Publikasjoner-AFI/En-ny-mulighet-brukernes-opplevelse-av-Kvalifiseringsprogrammet-i-NAV</text:span></text:p>
      <text:p text:style-name="publikasjonsliste"><text:soft-page-break/><text:span text:style-name="T2">Grimsmo, Asbjørn (2009): </text:span><text:span text:style-name="T3">Arbeidsmiljøundersøkelse i NAV.</text:span><text:span text:style-name="T2"> Oslo: Arbeidsforskningsinstituttet. AFI-notat 2009:12. http://www.hioa.no/Om-HiOA/Senter-for-velferds-og-arbeidslivsforskning/AFI/Publikasjoner-AFI/Arbeidsmiljoeundersoekelse-i-NAV</text:span></text:p>
      <text:p text:style-name="publikasjonsliste"><text:span text:style-name="T2">Schafft, A</text:span><text:span text:style-name="T6">ngelika</text:span><text:span text:style-name="T2"> (2008): </text:span><text:span text:style-name="T3">Klok av skade. Evaluering av tiltaket ”Medarbeider med brukererfaring” i Bergen.</text:span><text:span text:style-name="T2"> Oslo: Arbeidsforskningsinstituttet. AFI-notat 2008:1. http://www.hioa.no/Om-HiOA/Senter-for-velferds-og-arbeidslivsforskning/AFI/Publikasjoner-AFI/Klok-av-skade</text:span></text:p>
      <text:p text:style-name="publikasjonsliste"><text:span text:style-name="T2">Amble, N</text:span><text:span text:style-name="T6">ina</text:span><text:span text:style-name="T2"> (2008): </text:span><text:span text:style-name="T3">Evaluering av 3-3-turnus i Harstad kommune.</text:span><text:span text:style-name="T2"> Oslo: Arbeidsforskningsinstituttet. AFI-notat 2008:2. http://www.hioa.no/Om-HiOA/Senter-for-velferds-og-arbeidslivsforskning/AFI/Publikasjoner-AFI/Evaluering-av-3-3-turnus-i-Harstad-kommune</text:span></text:p>
      <text:p text:style-name="publikasjonsliste"><text:span text:style-name="T2">Drange, I</text:span><text:span text:style-name="T6">da</text:span><text:span text:style-name="T2"> &amp; </text:span><text:span text:style-name="T6">Nina </text:span><text:span text:style-name="T2">Amble (2008): </text:span><text:span text:style-name="T3">Kartlegging av deltidsarbeid i Drammen kommune - pleie og omsorgssektoren.</text:span><text:span text:style-name="T2"> Oslo: Arbeidsforskningsinstituttet. AFI-notat 2008:3. http://www.hioa.no/Om-HiOA/Senter-for-velferds-og-arbeidslivsforskning/AFI/Publikasjoner-AFI/Kartlegging-av-deltidsarbeid-i-Drammen-kommune</text:span></text:p>
      <text:p text:style-name="publikasjonsliste"><text:span text:style-name="T2">Amble, N</text:span><text:span text:style-name="T6">ina</text:span><text:span text:style-name="T2"> (2008): </text:span><text:span text:style-name="T3">Forsøk og erfaringer med arbeidstidsordninger som reduserer uønsket deltid i turnus – en oppsummering.</text:span><text:span text:style-name="T2"> Oslo: Arbeidsforskningsinstituttet. AFI-notat 2008:4. http://www.hioa.no/Om-HiOA/Senter-for-velferds-og-arbeidslivsforskning/AFI/Publikasjoner-AFI/Forsoek-og-erfaringer-med-arbeidstidsordninger-som-reduserer-uoensket-deltid-i-turnus</text:span></text:p>
      <text:p text:style-name="P2"><text:span text:style-name="T2">Enehaug, H</text:span><text:span text:style-name="T6">eidi</text:span><text:span text:style-name="T2">, A</text:span><text:span text:style-name="T6">nne</text:span><text:span text:style-name="T2"> I</text:span><text:span text:style-name="T6">nga Hilsen</text:span><text:span text:style-name="T2"> &amp; </text:span><text:span text:style-name="T6">Trude </text:span><text:span text:style-name="T2">Steinum (2008): </text:span><text:span text:style-name="T3">Særaldersgrenser og virksomhetenes handlingsrom. Rapport fra en empirisk undersøkelse i fire virksomhter.</text:span><text:span text:style-name="T2"> Oslo: Arbeidsforskningsinstituttet. AFI-notat 2008:5. http://www.hioa.no/Om-HiOA/Senter-for-velferds-og-arbeidslivsforskning/AFI/Publikasjoner-AFI/Saeraldersgrenser-og-virksomhetenes-handlingsrom</text:span></text:p>
      <text:p text:style-name="publikasjonsliste"><text:span text:style-name="T2">Forsberg, E</text:span><text:span text:style-name="T7">llen</text:span><text:span text:style-name="T2">-M</text:span><text:span text:style-name="T7">arie</text:span><text:span text:style-name="T2">, </text:span><text:span text:style-name="T7">Ida </text:span><text:span text:style-name="T2">Drange &amp; </text:span><text:span text:style-name="T7">Nina </text:span><text:span text:style-name="T2">Amble (2008): </text:span><text:span text:style-name="T3">Faktaundersøkelse om rekruttering av kvinner til ledelse i domstolene.</text:span><text:span text:style-name="T2"> Oslo: Arbeidsforskningsinstituttet. AFI-notat 2008:6. http://www.hioa.no/Om-HiOA/Senter-for-velferds-og-arbeidslivsforskning/AFI/Publikasjoner-AFI/Faktaundersoekelse-om-rekruttering-av-kvinner-til-ledelse-i-domstolene</text:span></text:p>
      <text:p text:style-name="publikasjonsliste"><text:soft-page-break/><text:span text:style-name="T2">Schafft, A</text:span><text:span text:style-name="T7">ngelika</text:span><text:span text:style-name="T2"> (2008): </text:span><text:span text:style-name="T3">Undersøkelse blant pårørende til mennesker med psykiske lidelser i Oslo.</text:span><text:span text:style-name="T2"> Oslo: Arbeidsforskningsinstituttet. AFI-notat 2008:7. http://www.hioa.no/Om-HiOA/Senter-for-velferds-og-arbeidslivsforskning/AFI/Publikasjoner-AFI/Undersoekelse-blant-paaroerende-til-mennesker-med-psykiske-lidelser-i-Oslo</text:span></text:p>
      <text:p text:style-name="publikasjonsliste"><text:span text:style-name="T2">Halrynjo, S</text:span><text:span text:style-name="T7">igtona</text:span><text:span text:style-name="T2"> (2008): </text:span><text:span text:style-name="T3">Kjønn, karriere og omsorgsansvar blant jurister.</text:span><text:span text:style-name="T2"> Oslo: Arbeidsforskningsinstituttet. AFI-notat 2008:8. http://www.hioa.no/Om-HiOA/Senter-for-velferds-og-arbeidslivsforskning/AFI/Publikasjoner-AFI/Kjoenn-karriere-og-omsorgsansvar-blant-jurister</text:span></text:p>
      <text:p text:style-name="publikasjonsliste"><text:span text:style-name="T2">Enehaug, H</text:span><text:span text:style-name="T7">eidi</text:span><text:span text:style-name="T2">, </text:span><text:span text:style-name="T7">Migle </text:span><text:span text:style-name="T2">Gamperiene &amp; </text:span><text:span text:style-name="T7">Asbjørn </text:span><text:span text:style-name="T2">Grimsmo (2008): </text:span><text:span text:style-name="T3">Arbeidsmiljøet i barnehagen.</text:span><text:span text:style-name="T2"> Oslo: Arbeidsforskningsinstituttet. AFI-notat 2008:9. http://www.hioa.no/Om-HiOA/Senter-for-velferds-og-arbeidslivsforskning/AFI/Publikasjoner-AFI/Arbeidsmiljoeet-i-barnehagen</text:span></text:p>
      <text:p text:style-name="publikasjonsliste"><text:span text:style-name="T2">Andreassen, T</text:span><text:span text:style-name="T7">one</text:span><text:span text:style-name="T2"> A</text:span><text:span text:style-name="T7">lm</text:span><text:span text:style-name="T2"> (2008): </text:span><text:span text:style-name="T3">Organisering for helhetlig tjenesteyting. Organisatoriske valg og variasjon i lokale NAV-kontor.</text:span><text:span text:style-name="T2"> Oslo: Arbeidsforskningsinstituttet. AFI-notat 2008:10. http://www.hioa.no/Om-HiOA/Senter-for-velferds-og-arbeidslivsforskning/AFI/Publikasjoner-AFI/Organisering-for-helhetlig-tjenesteyting</text:span></text:p>
      <text:p text:style-name="publikasjonsliste"><text:span text:style-name="T2">Wathne, C</text:span><text:span text:style-name="T7">hristin</text:span><text:span text:style-name="T2"> T</text:span><text:span text:style-name="T7">hea</text:span><text:span text:style-name="T2">, </text:span><text:span text:style-name="T7">Liv </text:span><text:span text:style-name="T2">Finstad, </text:span><text:span text:style-name="T7">Ida </text:span><text:span text:style-name="T2">Drange (2008): </text:span><text:span text:style-name="T3">Vilkår for oppgaveløsning i politiet - et spørsmål om risiko- og belastningshåndtering.</text:span><text:span text:style-name="T2"> Oslo: Arbeidsforskningsinstituttet. AFI-notat 2008:11. http://www.hioa.no/Om-HiOA/Senter-for-velferds-og-arbeidslivsforskning/AFI/Publikasjoner-AFI/Vilkaar-for-oppgaveloesning-i-politiet</text:span></text:p>
      <text:p text:style-name="publikasjonsliste"><text:span text:style-name="T2">Lyng, Selma T</text:span><text:span text:style-name="T7">herese</text:span><text:span text:style-name="T2"> (2008): </text:span><text:span text:style-name="T3">Opp eller ut. En kvalitativ rapport om kvinnelige advokaters vei ut av bransjen.</text:span><text:span text:style-name="T2"> Oslo: Arbeidsforskningsinstituttet. AFI-notat 2008:12. http://www.hioa.no/Om-HiOA/Senter-for-velferds-og-arbeidslivsforskning/AFI/Publikasjoner-AFI/Opp-eller-ut2</text:span></text:p>
      <text:p text:style-name="publikasjonsliste"><text:span text:style-name="T2">Enehaug, H</text:span><text:span text:style-name="T7">eidi</text:span><text:span text:style-name="T2">, </text:span><text:span text:style-name="T7">Migle </text:span><text:span text:style-name="T2">Gamperiene, </text:span><text:span text:style-name="T7">Aslaug </text:span><text:span text:style-name="T2">Het</text:span><text:span text:style-name="T7">l</text:span><text:span text:style-name="T2">e, </text:span><text:span text:style-name="T7">Morten </text:span><text:span text:style-name="T2">Wærsted &amp; </text:span><text:span text:style-name="T7">Dag </text:span><text:span text:style-name="T2">Bruusgaard (2008): </text:span><text:span text:style-name="T3">Arbeidsmiljø og helse i renholdsbransjen.</text:span><text:span text:style-name="T2"> Oslo: Arbeidsforskningsinstituttet. AFI-notat 2008:13. http://www.hioa.no/Om-HiOA/Senter-for-velferds-og-arbeidslivsforskning/AFI/Publikasjoner-AFI/Arbeidsmiljoe-og-helse-i-renholdsbransjen</text:span></text:p>
      <text:p text:style-name="publikasjonsliste"><text:span text:style-name="T2">Heen, H</text:span><text:span text:style-name="T8">anne</text:span><text:span text:style-name="T2"> &amp; </text:span><text:span text:style-name="T8">Margunn </text:span><text:span text:style-name="T2">Bjørnholt (2008): </text:span><text:span text:style-name="T3">Hvorfor slutter ledere i Statens vegvesen?</text:span><text:span text:style-name="T2"> Oslo: Arbeidsforskningsinstituttet. AFI-notat 2008:14. http://www.hioa.no/Om-HiOA/Senter-for-velferds-og-arbeidslivsforskning/AFI/Publikasjoner-AFI/Hvorfor-slutter-ledere-i-Statens-vegvesen</text:span></text:p>
      <text:p text:style-name="publikasjonsliste"><text:soft-page-break/>Klemsdal, L<text:span text:style-name="T24">ars</text:span> (2008): <text:span text:style-name="T19">Integreringsprosessen på det lokale NAV-kontoret. Første fase av iverksettelsen av NAV-reformen.</text:span> Oslo: Arbeidsforskningsinstituttet. AFI-notat 2008:15. http://www.hioa.no/Om-HiOA/Senter-for-velferds-og-arbeidslivsforskning/AFI/Publikasjoner-AFI/Integreringsprosessen-paa-det-lokale-NAV-kontoret</text:p>
      <text:p text:style-name="publikasjonsliste">Spjelkavik, Ø<text:span text:style-name="T25">ystein</text:span> (2008): <text:span text:style-name="T19">Fokus på nye muligheter - evaluering av et kurs ved Mølla Kompetansesenter.</text:span> Oslo: Arbeidsforskningsinstituttet. AFI-notat 2008:16. http://www.hioa.no/Om-HiOA/Senter-for-velferds-og-arbeidslivsforskning/AFI/Publikasjoner-AFI/Fokus-paa-nye-muligheter</text:p>
      <text:p text:style-name="publikasjonsliste">Skarpaas, Ingebjørg &amp; <text:span text:style-name="T26">Ingrid</text:span> Rusnes (2008): <text:span text:style-name="T19">Evaluering av sentralforvaltningens trainee-program for høyt utdannede personer med funksjonsnedsettelse.</text:span> Oslo: Arbeidsforskningsinstituttet. AFI-notat 2008:17. http://www.hioa.no/Om-HiOA/Senter-for-velferds-og-arbeidslivsforskning/AFI/Publikasjoner-AFI/Evaluering-av-sentralforvaltningens-trainee-program-for-hoeyt-utdannede-personer-med-funksjonsnedsettelse</text:p>
      <text:p text:style-name="publikasjonsliste">Wathne, C<text:span text:style-name="T27">hristin</text:span> T<text:span text:style-name="T27">hea</text:span>, <text:span text:style-name="T27">Øystein </text:span>Fossen, <text:span text:style-name="T27">Trude </text:span>Steinum &amp; <text:span text:style-name="T27">Thoralf Ulrik </text:span>Qvale (2008): <text:span text:style-name="T19">Medvirkningsbasert organisasjonsutvikling - praktiske metoder for bedriftsutvikling.</text:span> Oslo: Arbeidsforskningsinstituttet. AFI-notat 2008:18. http://www.hioa.no/Om-HiOA/Senter-for-velferds-og-arbeidslivsforskning/AFI/Publikasjoner-AFI/Medvirkningsbasert-organisasjonsutvikling</text:p>
      <text:p text:style-name="publikasjonsliste"><text:span text:style-name="T2">Bjørnholt, Margunn &amp; Hanne Heen (2007): </text:span><text:span text:style-name="T3">Fjernledelse i Statens vegvesen.</text:span><text:span text:style-name="T2"> Oslo: Arbeidsforskningsinstituttet. AFI-notat 2007:1. http://www.hioa.no/Om-HiOA/Senter-for-velferds-og-arbeidslivsforskning/AFI/Publikasjoner-AFI/Fjernledelse-i-Statens-vegvesen</text:span></text:p>
      <text:p text:style-name="publikasjonsliste"><text:span text:style-name="T2">Hansen, Inger Lise Sk</text:span><text:span text:style-name="T9">og</text:span><text:span text:style-name="T2"> &amp; Jørgen Svalund (2007): </text:span><text:span text:style-name="T3">Funksjonshemmede på arbeidsmarkedet: et oversiktsbilde.</text:span><text:span text:style-name="T2"> Oslo: Fafo og Arbeidsforskningsinstituttet. AFI-notat 2007:2. http://www.hioa.no/Om-HiOA/Senter-for-velferds-og-arbeidslivsforskning/AFI/Publikasjoner-AFI/Funksjonshemmede-paa-arbeidsmarkedet</text:span></text:p>
      <text:p text:style-name="publikasjonsliste"><text:span text:style-name="T2">Fosstenløkken, Siw (2007): </text:span><text:span text:style-name="T3">Det gode skolebygg: en sammenlikning av nasjonale tverrfaglige prosjekt i Sverige, Danmark, USA og Australia.</text:span><text:span text:style-name="T2"> Oslo: Arbeidsforskningsinstituttet. AFI-notat 2007:3. http://www.hioa.no/Om-HiOA/Senter-for-velferds-og-arbeidslivsforskning/AFI/Publikasjoner-AFI/Det-gode-skolebygg</text:span></text:p>
      <text:p text:style-name="publikasjonsliste"><text:soft-page-break/><text:span text:style-name="T2">Spjelkavik, Øystein (2007): </text:span><text:span text:style-name="T3">Unge funksjonshemmede på praksisplass og i jobb: evaluering av "Unge, fysisk funksjonshemmede i arbeid - hvordan hindre barrierer skolearbeidsliv?".</text:span><text:span text:style-name="T2"> Oslo: Arbeidsforskningsinstituttet. AFI-notat 2007:4. http://www.hioa.no/Om-HiOA/Senter-for-velferds-og-arbeidslivsforskning/AFI/Publikasjoner-AFI/Unge-funksjonshemmede-paa-praksisplass-og-i-jobb</text:span></text:p>
      <text:p text:style-name="publikasjonsliste">Fossestøl, Knut (2007): <text:span text:style-name="T19">Den revitaliserte arbeidslinja - en linje eller to?: redegjørelse for forskjeller og likheter mellom en effektivitetsorientert og en rettferdighetsorientert forståelse av arbeidslinja.</text:span> Oslo: Arbeidsforskningsinstituttet. AFI-notat 2007:5. http://www.hioa.no/Om-HiOA/Senter-for-velferds-og-arbeidslivsforskning/AFI/Publikasjoner-AFI/Den-revitaliserte-arbeidslinja-en-linje-eller-to</text:p>
      <text:p text:style-name="publikasjonsliste">Fossestøl, Knut (2007): <text:span text:style-name="T19">Omstilling av opptreningsinstitusjonene: evaluering av tilskudd/prøveprosjekt for utvikling av tilbud/tjenester innenfor blant annet arbeidsrettet rehabilitering.</text:span> Oslo: Arbeidsforskningsinstituttet. AFI-notat 2007:6. http://www.hioa.no/Om-HiOA/Senter-for-velferds-og-arbeidslivsforskning/AFI/Publikasjoner-AFI/Omstilling-av-opptreningsinstitusjonene</text:p>
      <text:p text:style-name="publikasjonsliste">Bull, Helga &amp; Tone Alm Andreassen (2007): <text:span text:style-name="T19">Oppfølgingsundersøkelse om ansettelse av funksjonshemmede i staten.</text:span> Oslo: Arbeidsforskningsinstituttet. AFI-notat 2007:7. http://www.hioa.no/Om-HiOA/Senter-for-velferds-og-arbeidslivsforskning/AFI/Publikasjoner-AFI/Oppfoelgingsundersoekelse-om-ansettelse-av-funksjonshemmede-i-staten</text:p>
      <text:p text:style-name="publikasjonsliste"><text:span text:style-name="T22">Spjelkavik, Øystein &amp; Michael J. Evans (2007): </text:span><text:span text:style-name="T23">Impression of supported employment: a study of some European supported employment services and their activities.</text:span><text:span text:style-name="T22"> Oslo: Arbeidsforskningsinstituttet. AFI-notat 2007:8</text:span>. http://www.hioa.no/Om-HiOA/Senter-for-velferds-og-arbeidslivsforskning/AFI/Publikasjoner-AFI/Impression-of-Supported-Employment</text:p>
      <text:p text:style-name="publikasjonsliste">Andreassen, Tone Alm &amp; Cathrine Egeland (2007): <text:span text:style-name="T19">Et råd for framtiden?: posisjon og arbeidsform for Statens råd for funksjonshemmede i et endret politisk felt.</text:span> Oslo: Arbeidsforskningsinstituttet. AFI-notat 2007:9. http://www.hioa.no/Om-HiOA/Senter-for-velferds-og-arbeidslivsforskning/AFI/Publikasjoner-AFI/Et-raad-for-framtiden</text:p>
      <text:p text:style-name="publikasjonsliste"><text:soft-page-break/><text:span text:style-name="publikasjonsliste_20_Tegn"><text:span text:style-name="T29">Steinum, Trude, Anne Inga Hilsen &amp; Helga Bull (2007): </text:span></text:span><text:span text:style-name="publikasjonsliste_20_Tegn"><text:span text:style-name="T30">Kunnskapsstatus for programmet FARVE (forsøksmidler arbeid og velferd): tema: å øke den gjennomsnittlige avgangsalderen.</text:span></text:span><text:span text:style-name="publikasjonsliste_20_Tegn"><text:span text:style-name="T29"> Oslo: Arbeidsforskningsinstituttet. AFI-notat 2007:10</text:span></text:span><text:span text:style-name="T28">. </text:span><text:span text:style-name="T31">http://www.hioa.no/Om-HiOA/Senter-for-velferds-og-arbeidslivsforskning/AFI/Publikasjoner-AFI/Kunnskapsstatus-for-programmet-FARVE-forsoeksmidler-arbeid-og-velferd</text:span></text:p>
      <text:p text:style-name="publikasjonsliste"><text:span text:style-name="publikasjonsliste_20_Tegn"><text:span text:style-name="T29">Gamperiene, Migle, Asbjørn Grimsmo &amp; Bjørg Aase Sørensen (2007): </text:span></text:span><text:span text:style-name="publikasjonsliste_20_Tegn"><text:span text:style-name="T30">Programmet FARVE (Forsøksmidler arbeid og velferd): kunnskapsstatus tema 1: sykefravær.</text:span></text:span><text:span text:style-name="publikasjonsliste_20_Tegn"><text:span text:style-name="T29"> Oslo: Arbeidsforskningsinstituttet. AFI-notat 2007:11</text:span></text:span><text:span text:style-name="T28">. http://www.hioa.no/Om-HiOA/Senter-for-velferds-og-arbeidslivsforskning/AFI/Publikasjoner-AFI/Programmet-FARVE-Forsoeksmidler-arbeid-og-velferd</text:span></text:p>
      <text:p text:style-name="publikasjonsliste">Andreassen, Tone Alm, Hilde Haualand &amp; Steinar Widding (2007): <text:span text:style-name="T19">Funksjonshemming og arbeidsliv i tre bransjer: sysselsettingsmuligheter og funksjonshemmende barrierer i byggebransjen, IKT-bransjen og helsesektoren.</text:span> Oslo: Arbeidsforskningsinstituttet. AFI-notat 2007:12. http://www.hioa.no/Om-HiOA/Senter-for-velferds-og-arbeidslivsforskning/AFI/Publikasjoner-AFI/Funksjonshemming-og-arbeidsliv-i-tre-bransjer</text:p>
      <text:p text:style-name="publikasjonsliste"><text:span text:style-name="T2">Frøyland, K</text:span><text:span text:style-name="T9">jetil</text:span><text:span text:style-name="T2"> &amp; </text:span><text:span text:style-name="T9">Øystein </text:span><text:span text:style-name="T2">Spjelkavik (2006): </text:span><text:span text:style-name="T3">Individuell Oppfølging: sluttevaluering av et forsøksprosjekt i Østfold.</text:span><text:span text:style-name="T2"> Oslo: Arbeidsforskningsinstituttet. AFI-notat 2006:1. http://www.hioa.no/Om-HiOA/Senter-for-velferds-og-arbeidslivsforskning/AFI/Publikasjoner-AFI/Individuell-Oppfoelging</text:span></text:p>
      <text:p text:style-name="publikasjonsliste">Frøyland, K<text:span text:style-name="T32">jetil</text:span> (2006): <text:span text:style-name="T19">Supported employment or segregated rehabilitation?: vocational rehabilitation and the idea of "rapid job placement": a literature review.</text:span> <text:span text:style-name="T2">Oslo: Arbeidsforskningsinstituttet. AFI-notat 2006:2. http://www.hioa.no/Om-HiOA/Senter-for-velferds-og-arbeidslivsforskning/AFI/Publikasjoner-AFI/Supported-employment-or-segregated-rehabilitation-Vocational-rehabilitation-and-the-idea-of-rapid-job-placement</text:span></text:p>
      <text:p text:style-name="publikasjonsliste"><text:span text:style-name="T2">Widding, S</text:span><text:span text:style-name="T10">teinar</text:span><text:span text:style-name="T2"> &amp; </text:span><text:span text:style-name="T10">Henrik D. </text:span><text:span text:style-name="T2">Finsrud (2006): </text:span><text:span text:style-name="T3">Fylkeskommunen og kommunene i samarbeid: evaluering av utviklingskontrakter mellom fylkeskommunen og kommunene i Vestfold.</text:span><text:span text:style-name="T2"> Oslo: Arbeidsforskningsinstituttet. AFI-notat 2006:3. </text:span><text:bookmark-start text:name="__DdeLink__5341_366750200"/><text:span text:style-name="T2">http://www.hioa.no/Om-HiOA/Senter-for-velferds-og-arbeidslivsforskning/AFI/Publikasjoner-AFI/Fylkeskommunen-og-kommunene-i-samarbeid</text:span><text:bookmark-end text:name="__DdeLink__5341_366750200"/></text:p>
      <text:p text:style-name="publikasjonsliste"><text:soft-page-break/><text:span text:style-name="T2">Gamperiene, M</text:span><text:span text:style-name="T10">igle</text:span><text:span text:style-name="T2"> &amp; </text:span><text:span text:style-name="T10">Helga </text:span><text:span text:style-name="T2">Bull (2006): </text:span><text:span text:style-name="T3">Jakten på de gode modeller: inkludering av funksjonshemmede i det europeiske arbeidslivet.</text:span><text:span text:style-name="T2"> Oslo: Arbeidsforskningsinstituttet. AFI-notat 2006:4. http://www.hioa.no/Om-HiOA/Senter-for-velferds-og-arbeidslivsforskning/AFI/Publikasjoner-AFI/Jakten-paa-de-gode-modeller</text:span></text:p>
      <text:p text:style-name="publikasjonsliste"><text:span text:style-name="T2">Holte, H</text:span><text:span text:style-name="T11">ilde </text:span><text:span text:style-name="T2">H. &amp; </text:span><text:span text:style-name="T11">Asbjørn </text:span><text:span text:style-name="T2">Grimsmo (2006): </text:span><text:span text:style-name="T3">Arbeidsmiljø i skole og barnehage, en bibliografi for perioden 1995 – 2006.</text:span><text:span text:style-name="T2"> Oslo: Arbeidsforskningsinstituttet. AFI-notat 2006:5. http://www.hioa.no/Om-HiOA/Senter-for-velferds-og-arbeidslivsforskning/AFI/Publikasjoner-AFI/Arbeidsmiljoe-i-skole-og-barnehage-en-bibliografi-for-perioden-1995-2006</text:span></text:p>
      <text:p text:style-name="publikasjonsliste">Schafft, A<text:span text:style-name="T33">ngelika</text:span>, <text:span text:style-name="T33">Kjetil </text:span>Frøyland, <text:span text:style-name="T33">Øystein </text:span>Spjelkavik (2005): <text:span text:style-name="T19">Evaluering av arbeidsmarkedssatsingen for sosialhjelpsmottakere. Delrapport 2.</text:span> Oslo: Arbeidsforskningsinstituttet. AFI-notat 2005:1. http://www.hioa.no/Om-HiOA/Senter-for-velferds-og-arbeidslivsforskning/AFI/Publikasjoner-AFI/Evaluering-av-arbeidsmarkedssatsingen-for-sosialhjelpsmottakere</text:p>
      <text:p text:style-name="publikasjonsliste"><text:span text:style-name="T2">Frøyland, </text:span><text:span text:style-name="T12">Kjetil</text:span><text:span text:style-name="T2"> (2005): </text:span><text:span text:style-name="T3">Arbeidsliv og rus. Kunnskapsstatus anno 2005.</text:span><text:span text:style-name="T2"> Oslo: Arbeidsforskningsinstituttet. AFI-notat 2005:3. </text:span>http://www.hioa.no/Om-HiOA/Senter-for-velferds-og-arbeidslivsforskning/AFI/Publikasjoner-AFI/Arbeidsliv-og-rus</text:p>
      <text:p text:style-name="publikasjonsliste"><text:span text:style-name="T2">Spjelkavik, Ø</text:span><text:span text:style-name="T13">ystein</text:span><text:span text:style-name="T2">, </text:span><text:span text:style-name="T13">Steinar </text:span><text:span text:style-name="T2">Widding (2005): </text:span><text:span text:style-name="T3">Funksjonshemmet i arbeidslivet - fortsatt usynlig? : en oppfølgingsstudie av "Informasjonsprosjektet om arbeidstakere som er funksjonshemmet" (1998-2001).</text:span><text:span text:style-name="T2"> Oslo: Arbeidsforskningsinstituttet. AFI-notat 2005:4. http://www.hioa.no/Om-HiOA/Senter-for-velferds-og-arbeidslivsforskning/AFI/Publikasjoner-AFI/Funksjonshemmet-i-arbeidslivet-fortsatt-usynlig</text:span></text:p>
      <text:p text:style-name="publikasjonsliste"><text:span text:style-name="T2">Schafft, A</text:span><text:span text:style-name="T14">ngelika</text:span><text:span text:style-name="T2"> (2005): </text:span><text:span text:style-name="T3">Skandinavisk faglitteratur om arbeidsliv og psykisk helse: en summarisk oversikt og utvalgte eksempler.</text:span><text:span text:style-name="T2"> Oslo: Arbeidsforskningsinstituttet. AFI-notat 2005:6. http://www.hioa.no/Om-HiOA/Senter-for-velferds-og-arbeidslivsforskning/AFI/Publikasjoner-AFI/Skandinavisk-faglitteratur-om-arbeidsliv-og-psykisk-helse</text:span></text:p>
      <text:p text:style-name="publikasjonsliste"><text:span text:style-name="T2">Deichman-Sørensen, T</text:span><text:span text:style-name="T15">rine</text:span><text:span text:style-name="T2"> (2005): </text:span><text:span text:style-name="T3">Selvkvalifisering i arbeidslivet: en kvalitativ undersøkelse av overgangen mellom utdanning og arbeidsliv. Hovedfunn og sammendrag.</text:span><text:span text:style-name="T2"> Oslo: Arbeidsforskningsinstituttet. AFI-notat 2005:7. http://www.hioa.no/Om-HiOA/Senter-for-velferds-og-arbeidslivsforskning/AFI/Publikasjoner-AFI/Selvkvalifisering-i-arbeidslivet</text:span></text:p>
      <text:p text:style-name="publikasjonsliste"><text:soft-page-break/><text:span text:style-name="T2">Hilsen, A</text:span><text:span text:style-name="T16">nne </text:span><text:span text:style-name="T2">I</text:span><text:span text:style-name="T16">nga</text:span><text:span text:style-name="T2">, </text:span><text:span text:style-name="T17">Trude </text:span><text:span text:style-name="T2">Steinum, </text:span><text:span text:style-name="T17">Elisabeth </text:span><text:span text:style-name="T2">Gjerberg (2004): </text:span><text:span text:style-name="T3">Utredning om omstilling.</text:span><text:span text:style-name="T2"> Oslo: Arbeidsforskningsinstituttet. AFI-notat 2004:3. http://www.hioa.no/Om-HiOA/Senter-for-velferds-og-arbeidslivsforskning/AFI/Publikasjoner-AFI/Utredning-om-omstilling</text:span></text:p>
      <text:p text:style-name="publikasjonsliste"><text:span text:style-name="T2">Enehaug, H</text:span><text:span text:style-name="T18">eidi</text:span><text:span text:style-name="T2">, </text:span><text:span text:style-name="T18">Aslaug </text:span><text:span text:style-name="T2">Hetle, </text:span><text:span text:style-name="T18">Gjøril</text:span><text:span text:style-name="T2"> Seierstad (2004): </text:span><text:span text:style-name="T3">Når menn velger menn, og kvinner velger menn… Synspunkter på bruk av kvinnelige ressurser i norsk filmbransje – rapport fra et forprosjekt.</text:span><text:span text:style-name="T2"> Oslo: Arbeidsforskningsinstituttet. AFI-notat 2004:5. http://www.hioa.no/Om-HiOA/Senter-for-velferds-og-arbeidslivsforskning/AFI/Publikasjoner-AFI/Naar-menn-velger-menn-og-kvinner-velger-menn</text:span></text:p>
      <text:p text:style-name="publikasjonsliste">Spjelkavik, Ø<text:span text:style-name="T34">ystein</text:span>, <text:span text:style-name="T34">Kjetil </text:span>Frøyland, <text:span text:style-name="T34">Michael J. </text:span>Evans (2004): <text:span text:style-name="T19">Supported employment in Norway - a national mainstream programme.</text:span> Oslo: Arbeidsforskningsinstituttet. AFI-notat 2004:6<text:span text:style-name="T2">. http://www.hioa.no/Om-HiOA/Senter-for-velferds-og-arbeidslivsforskning/AFI/Publikasjoner-AFI/Supported-employment-in-Norway</text:span></text:p>
      <text:p text:style-name="publikasjonsliste">Salomon, R<text:span text:style-name="T35">obert</text:span>, <text:span text:style-name="T35">Christin Thea </text:span>Wathne, <text:span text:style-name="T35">Øystein Gullvåg </text:span>Holter (2003): <text:span text:style-name="T19">Omstillinger og sluttvederlag i staten: erfaringer fra et forprosjekt.</text:span> Oslo: Arbeidsforskningsinstituttet. AFI-notat 2003:1. http://www.hioa.no/Om-HiOA/Senter-for-velferds-og-arbeidslivsforskning/AFI/Publikasjoner-AFI/Omstillinger-og-sluttvederlag-i-staten</text:p>
      <text:p text:style-name="publikasjonsliste">Salomon, R<text:span text:style-name="T36">obert</text:span> (2000): <text:span text:style-name="T19">Det fleksible arbeidslivet - utviklingstrekk og synspunkter.</text:span> Oslo: Arbeidsforskningsinstituttet. AFI-notat 2000:2. http://www.hioa.no/Om-HiOA/Senter-for-velferds-og-arbeidslivsforskning/AFI/Publikasjoner-AFI/Det-fleksible-arbeidsliv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Garamond" svg:font-family="Garamond" style:font-family-generic="roman"/>
    <style:font-face style:name="Times New Roman" svg:font-family="'Times New Roman'" style:font-family-generic="roman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2" svg:font-family="'Trebuchet MS'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pt" fo:margin-bottom="7.99pt" loext:contextual-spacing="false" fo:line-height="108%" fo:hyphenation-ladder-count="no-limit" style:text-autospace="ideograph-alpha" style:punctuation-wrap="hanging" style:line-break="strict" style:tab-stop-distance="14.4pt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11.99pt" fo:margin-bottom="6.01pt" loext:contextual-spacing="false" fo:line-height="100%" fo:keep-with-next="always" style:punctuation-wrap="hanging" style:vertical-align="baseline"/>
      <style:text-properties style:font-name="Arial" fo:font-family="Arial" style:font-family-generic="roman" fo:font-size="14pt" style:font-name-asian="Times New Roman1" style:font-family-asian="'Times New Roman'" style:font-family-generic-asian="system" style:font-pitch-asian="variable" style:font-size-asian="14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2.01pt" fo:margin-bottom="0pt" loext:contextual-spacing="false" fo:keep-together="always" fo:keep-with-next="always"/>
      <style:text-properties fo:color="#1f4d78" style:font-name="Calibri Light" fo:font-family="'Calibri Light'" style:font-family-generic="roman" style:font-name-asian="F" style:font-family-generic-asian="system" style:font-pitch-asian="variable" style:font-name-complex="F" style:font-family-generic-complex="system" style:font-pitch-complex="variable"/>
    </style:style>
    <style:style style:name="publikasjonsliste" style:family="paragraph" style:parent-style-name="Standard" style:default-outline-level="">
      <style:paragraph-properties fo:margin-left="36pt" fo:margin-right="0pt" fo:margin-top="0pt" fo:margin-bottom="11.99pt" loext:contextual-spacing="false" fo:line-height="125%" fo:keep-together="always" fo:text-indent="-36pt" style:auto-text-indent="false" style:punctuation-wrap="hanging" style:vertical-align="baseline">
        <style:tab-stops/>
      </style:paragraph-properties>
      <style:text-properties style:font-name="Trebuchet MS2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rapp-notliste" style:family="paragraph" style:parent-style-name="Standard" style:default-outline-level="">
      <style:paragraph-properties fo:margin-left="63.81pt" fo:margin-right="0pt" fo:line-height="100%" fo:text-align="justify" style:justify-single-word="false" fo:text-indent="-63.81pt" style:auto-text-indent="false" style:punctuation-wrap="hanging" style:vertical-align="baseline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Litteratur" style:family="paragraph" style:default-outline-level="">
      <style:paragraph-properties fo:margin-left="0pt" fo:margin-right="0pt" fo:margin-top="0pt" fo:margin-bottom="0pt" loext:contextual-spacing="false" fo:line-height="100%" fo:text-indent="0pt" style:auto-text-indent="false">
        <style:tab-stops>
          <style:tab-stop style:position="0pt"/>
        </style:tab-stops>
      </style:paragraph-properties>
      <style:text-properties fo:font-size="11pt" style:font-size-asian="11pt" style:font-size-complex="12pt"/>
    </style:style>
    <style:style style:name="Body_20_Text_20_Indent_20_3" style:display-name="Body Text Indent 3" style:family="paragraph" style:parent-style-name="Standard" style:default-outline-level="">
      <style:paragraph-properties fo:margin-left="14.14pt" fo:margin-right="0pt" fo:margin-top="0pt" fo:margin-bottom="6.01pt" loext:contextual-spacing="false" fo:text-indent="0pt" style:auto-text-indent="false"/>
      <style:text-properties fo:font-size="8pt" style:font-size-asian="8pt" style:font-size-complex="8pt"/>
    </style:style>
    <style:style style:name="Heading_20_1" style:display-name="Heading 1" style:family="paragraph" style:parent-style-name="Heading" style:class="text">
      <style:text-properties style:font-name="Trebuchet MS" fo:font-family="'Trebuchet MS'" style:font-style-name="Bold" style:font-family-generic="swiss" style:font-pitch="variable" fo:font-size="20pt" fo:font-weight="bold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rietittel" style:family="paragraph" style:parent-style-name="Heading_20_1">
      <style:text-properties fo:color="#ff6600"/>
    </style:style>
    <style:style style:name="Default_20_Paragraph_20_Font" style:display-name="Default Paragraph Font" style:family="text"/>
    <style:style style:name="publikasjonsliste_20_Tegn" style:display-name="publikasjonsliste Tegn" style:family="text" style:parent-style-name="Default_20_Paragraph_20_Font">
      <style:text-properties style:font-name="Times New Roman" fo:font-family="'Times New Roman'" style:font-family-generic="roman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fo:font-size="14pt" style:font-name-asian="Times New Roman1" style:font-family-asian="'Times New Roman'" style:font-family-generic-asian="system" style:font-pitch-asian="variable" style:font-size-asian="14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stilarial105pt" style:family="text">
      <style:text-properties style:font-name="Times New Roman" fo:font-family="'Times New Roman'" style:font-family-generic="roman" style:font-name-complex="Times New Roman1" style:font-family-complex="'Times New Roman'" style:font-family-generic-complex="system" style:font-pitch-complex="variable"/>
    </style:style>
    <style:style style:name="Litteratur_20_Tegn" style:display-name="Litteratur Tegn" style:family="text">
      <style:text-properties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size-complex="8pt"/>
    </style:style>
    <style:style style:name="Heading_20_6_20_Char" style:display-name="Heading 6 Char" style:family="text" style:parent-style-name="Default_20_Paragraph_20_Font">
      <style:text-properties fo:color="#1f4d78" style:font-name="Calibri Light" fo:font-family="'Calibri Light'" style:font-family-generic="roman" style:font-name-asian="F" style:font-family-generic-asian="system" style:font-pitch-asian="variable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kka Mong Hansen</meta:initial-creator>
    <dc:creator>Hanson Schmanson</dc:creator>
    <meta:editing-cycles>37</meta:editing-cycles>
    <meta:creation-date>2016-03-22T10:04:00</meta:creation-date>
    <dc:date>2016-05-13T15:14:10.302100757</dc:date>
    <meta:editing-duration>PT1H35M36S</meta:editing-duration>
    <meta:generator>LibreOffice/5.0.4.2$Linux_X86_64 LibreOffice_project/2b9802c1994aa0b7dc6079e128979269cf95bc78</meta:generator>
    <meta:document-statistic meta:table-count="0" meta:image-count="0" meta:object-count="0" meta:page-count="12" meta:paragraph-count="84" meta:word-count="1797" meta:character-count="26640" meta:non-whitespace-character-count="24918"/>
    <meta:user-defined meta:name="AppVersion">15.0000</meta:user-defined>
    <meta:user-defined meta:name="Company">Høgskolen i Oslo og Akershus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9CA2A187.dotm" xlink:href=""/>
  </office:meta>
</office:document-meta>
</file>